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b80047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7da647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align="center" fo:text-indent="0cm" style:text-autospace="none"/>
      <style:text-properties fo:font-family="Arial" style:font-family-generic="swiss" style:font-pitch="variable"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24pt" fo:font-style="normal" style:text-underline-style="solid" style:text-underline-width="auto" style:text-underline-color="font-color" fo:font-weight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" style:family="text">
      <style:text-properties fo:font-size="24pt" fo:font-style="normal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3" draw:layer="layout" svg:width="2.428cm" svg:height="0.545cm" svg:x="3.455cm" svg:y="13.127cm">
          <text:p text:style-name="P1"><text:span text:style-name="T1">fread_c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477cm" svg:height="0.869cm" svg:x="2.706cm" svg:y="11.472cm">
          <text:p text:style-name="P1"><text:span text:style-name="T1">gen_sq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476cm" svg:height="0.405cm" svg:x="1.987cm" svg:y="14.187cm">
          <text:p text:style-name="P1"><text:span text:style-name="T1">get_head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706cm" svg:y1="11.906cm" svg:x2="1.987cm" svg:y2="14.389cm" draw:start-shape="id1" draw:start-glue-point="3" draw:end-shape="id2" draw:end-glue-point="3">
          <text:p text:style-name="P7"/>
        </draw:connector>
        <draw:connector draw:style-name="gr3" draw:text-style-name="P3" draw:layer="layout" svg:x1="3.725cm" svg:y1="14.187cm" svg:x2="4.669cm" svg:y2="13.672cm" draw:start-shape="id2" draw:start-glue-point="0" draw:end-shape="id3" draw:end-glue-point="2">
          <text:p text:style-name="P7"/>
        </draw:connector>
        <draw:custom-shape draw:style-name="gr1" draw:text-style-name="P5" draw:id="id4" draw:layer="layout" svg:width="3.997cm" svg:height="0.382cm" svg:x="2.235cm" svg:y="15.159cm">
          <text:p text:style-name="P4"><text:span text:style-name="T2">rlu_to_ustep_matrix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706cm" svg:y1="11.906cm" svg:x2="2.235cm" svg:y2="15.35cm" draw:start-shape="id1" draw:start-glue-point="3" draw:end-shape="id4" draw:end-glue-point="3">
          <text:p text:style-name="P7"/>
        </draw:connector>
        <draw:custom-shape draw:style-name="gr1" draw:text-style-name="P5" draw:id="id5" draw:layer="layout" svg:width="1.508cm" svg:height="0.381cm" svg:x="1.904cm" svg:y="16.873cm">
          <text:p text:style-name="P4"><text:span text:style-name="T2">ubmat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1.633cm" svg:height="0.336cm" svg:x="4.011cm" svg:y="16.887cm">
          <text:p text:style-name="P4"><text:span text:style-name="T2">bma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233cm" svg:y1="15.541cm" svg:x2="2.658cm" svg:y2="16.873cm" draw:start-shape="id4" draw:start-glue-point="2" draw:end-shape="id5" draw:end-glue-point="0">
          <text:p text:style-name="P7"/>
        </draw:connector>
        <draw:connector draw:style-name="gr3" draw:text-style-name="P3" draw:layer="layout" svg:x1="4.233cm" svg:y1="15.541cm" svg:x2="4.827cm" svg:y2="16.887cm" draw:start-shape="id4" draw:start-glue-point="2" draw:end-shape="id6" draw:end-glue-point="0">
          <text:p text:style-name="P7"/>
        </draw:connector>
        <draw:custom-shape draw:style-name="gr4" draw:text-style-name="P2" draw:id="id8" draw:layer="layout" svg:width="3.698cm" svg:height="0.678cm" svg:x="1.961cm" svg:y="18.583cm">
          <text:p text:style-name="P1"><text:span text:style-name="T1">ms_calc_proj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7" draw:layer="layout" svg:width="3.477cm" svg:height="0.49cm" svg:x="2.066cm" svg:y="17.902cm">
          <text:p text:style-name="P1"><text:span text:style-name="T1">ms_load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.706cm" svg:y1="11.906cm" svg:x2="2.066cm" svg:y2="18.147cm" draw:start-shape="id1" draw:start-glue-point="3" draw:end-shape="id7" draw:end-glue-point="3">
          <text:p text:style-name="P7"/>
        </draw:connector>
        <draw:connector draw:style-name="gr3" draw:text-style-name="P3" draw:layer="layout" svg:x1="2.706cm" svg:y1="11.906cm" svg:x2="1.961cm" svg:y2="18.922cm" draw:start-shape="id1" draw:start-glue-point="3" draw:end-shape="id8" draw:end-glue-point="3">
          <text:p text:style-name="P7"/>
        </draw:connector>
        <draw:custom-shape draw:style-name="gr4" draw:text-style-name="P2" draw:id="id9" draw:layer="layout" svg:width="3.477cm" svg:height="0.571cm" svg:x="2.129cm" svg:y="19.45cm">
          <text:p text:style-name="P1"><text:span text:style-name="T1">fromwindow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706cm" svg:y1="11.906cm" svg:x2="2.129cm" svg:y2="19.735cm" draw:start-shape="id1" draw:start-glue-point="3" draw:end-shape="id9" draw:end-glue-point="3">
          <text:p text:style-name="P7"/>
        </draw:connector>
        <draw:custom-shape draw:style-name="gr1" draw:text-style-name="P5" draw:id="id10" draw:layer="layout" svg:width="3.533cm" svg:height="0.61cm" svg:x="2.07cm" svg:y="20.344cm">
          <text:p text:style-name="P4"><text:span text:style-name="T2">Write head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706cm" svg:y1="11.906cm" svg:x2="2.07cm" svg:y2="20.649cm" draw:start-shape="id1" draw:start-glue-point="3" draw:end-shape="id10" draw:end-glue-point="3">
          <text:p text:style-name="P7"/>
        </draw:connector>
        <draw:custom-shape draw:style-name="gr2" draw:text-style-name="P2" draw:id="id11" draw:layer="layout" svg:width="3.477cm" svg:height="0.869cm" svg:x="10.838cm" svg:y="14.799cm">
          <text:p text:style-name="P1"><text:span text:style-name="T1">slice_3d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838cm" svg:y1="15.233cm" svg:x2="5.463cm" svg:y2="14.389cm" draw:start-shape="id11" draw:start-glue-point="3" draw:end-shape="id2" draw:end-glue-point="1">
          <text:p text:style-name="P7"/>
        </draw:connector>
        <draw:connector draw:style-name="gr3" draw:text-style-name="P3" draw:layer="layout" draw:line-skew="-0.043cm" svg:x1="10.838cm" svg:y1="15.233cm" svg:x2="6.232cm" svg:y2="15.35cm" draw:start-shape="id11" draw:start-glue-point="3" draw:end-shape="id4" draw:end-glue-point="1">
          <text:p text:style-name="P7"/>
        </draw:connector>
        <draw:custom-shape draw:style-name="gr1" draw:text-style-name="P2" draw:id="id13" draw:layer="layout" svg:width="3.613cm" svg:height="0.502cm" svg:x="10.901cm" svg:y="16.713cm">
          <text:p text:style-name="P1"><text:span text:style-name="T1">get_spe_data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832cm" svg:height="0.505cm" svg:x="10.803cm" svg:y="17.568cm">
          <text:p text:style-name="P1"><text:span text:style-name="T1">get_sqe_databloc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838cm" svg:y1="15.233cm" svg:x2="10.803cm" svg:y2="17.82cm" draw:start-shape="id11" draw:start-glue-point="3" draw:end-shape="id12" draw:end-glue-point="3">
          <text:p text:style-name="P7"/>
        </draw:connector>
        <draw:connector draw:style-name="gr6" draw:text-style-name="P3" draw:layer="layout" svg:x1="10.838cm" svg:y1="15.233cm" svg:x2="10.901cm" svg:y2="16.964cm" draw:start-shape="id11" draw:start-glue-point="3" draw:end-shape="id13" draw:end-glue-point="3">
          <text:p text:style-name="P7"/>
        </draw:connector>
        <draw:custom-shape draw:style-name="gr1" draw:text-style-name="P2" draw:id="id14" draw:layer="layout" svg:width="1.739cm" svg:height="0.473cm" svg:x="10.5cm" svg:y="18.527cm">
          <text:p text:style-name="P1"><text:span text:style-name="T1">d3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4.315cm" svg:y1="15.233cm" svg:x2="14.315cm" svg:y2="15.233cm" draw:start-shape="id11" draw:start-glue-point="1" draw:end-shape="id11" draw:end-glue-point="1">
          <text:p text:style-name="P7"/>
        </draw:connector>
        <draw:connector draw:style-name="gr3" draw:text-style-name="P3" draw:layer="layout" draw:line-skew="-0.261cm" svg:x1="10.838cm" svg:y1="15.233cm" svg:x2="10.5cm" svg:y2="18.763cm" draw:start-shape="id11" draw:start-glue-point="3" draw:end-shape="id14">
          <text:p text:style-name="P7"/>
        </draw:connector>
        <draw:custom-shape draw:style-name="gr1" draw:text-style-name="P2" draw:id="id15" draw:layer="layout" svg:width="3.225cm" svg:height="0.474cm" svg:x="7.099cm" svg:y="20.377cm">
          <text:p text:style-name="P1"><text:span text:style-name="T1">dnd_makefiel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3.187cm" svg:height="0.474cm" svg:x="12.035cm" svg:y="19.712cm">
          <text:p text:style-name="P1"><text:span text:style-name="T1">dnd_checkfield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369cm" svg:y1="19cm" svg:x2="8.711cm" svg:y2="20.377cm" draw:start-shape="id14" draw:start-glue-point="2" draw:end-shape="id15" draw:end-glue-point="0">
          <text:p text:style-name="P7"/>
        </draw:connector>
        <draw:connector draw:style-name="gr3" draw:text-style-name="P3" draw:layer="layout" svg:x1="12.239cm" svg:y1="18.763cm" svg:x2="13.628cm" svg:y2="19.712cm" draw:start-shape="id14" draw:start-glue-point="1" draw:end-shape="id16" draw:end-glue-point="0">
          <text:p text:style-name="P7"/>
        </draw:connector>
        <draw:custom-shape draw:style-name="gr2" draw:text-style-name="P2" draw:id="id17" draw:layer="layout" svg:width="4.183cm" svg:height="0.87cm" svg:x="17.82cm" svg:y="13.721cm">
          <text:p text:style-name="P1"><text:span text:style-name="T1">cut_sq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8" draw:layer="layout" svg:width="3.695cm" svg:height="0.617cm" svg:x="15.624cm" svg:y="21.1cm">
          <text:p text:style-name="P1"><text:span text:style-name="T1">plot_axis_arrays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9.911cm" svg:y1="14.591cm" svg:x2="19.319cm" svg:y2="21.408cm" draw:start-shape="id17" draw:end-shape="id18" draw:end-glue-point="1">
          <text:p text:style-name="P7"/>
        </draw:connector>
        <draw:connector draw:style-name="gr3" draw:text-style-name="P6" draw:layer="layout" svg:x1="17.82cm" svg:y1="14.156cm" svg:x2="14.635cm" svg:y2="17.82cm" draw:start-shape="id17" draw:start-glue-point="3" draw:end-shape="id12">
          <text:p text:style-name="P7"/>
        </draw:connector>
        <draw:connector draw:style-name="gr3" draw:text-style-name="P6" draw:layer="layout" draw:line-skew="-0.527cm -4.074cm" svg:x1="19.911cm" svg:y1="13.721cm" svg:x2="5.463cm" svg:y2="14.389cm" draw:start-shape="id17" draw:start-glue-point="0" draw:end-shape="id2" draw:end-glue-point="1">
          <text:p text:style-name="P7"/>
        </draw:connector>
        <draw:custom-shape draw:style-name="gr2" draw:text-style-name="P2" draw:id="id21" draw:layer="layout" svg:width="4.183cm" svg:height="0.87cm" svg:x="24.665cm" svg:y="22.789cm">
          <text:p text:style-name="P1"><text:span text:style-name="T1">Readgr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9" draw:layer="layout" svg:width="4.183cm" svg:height="1cm" svg:x="3.666cm" svg:y="22.073cm">
          <text:p text:style-name="P1"><text:span text:style-name="T1">dnd_writegrid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5.757cm" svg:y1="22.073cm" svg:x2="3.836cm" svg:y2="20.954cm" draw:start-shape="id19" draw:end-shape="id10" draw:end-glue-point="2">
          <text:p text:style-name="P7"/>
        </draw:connector>
        <draw:custom-shape draw:style-name="gr1" draw:text-style-name="P2" draw:id="id20" draw:layer="layout" svg:width="4.183cm" svg:height="0.686cm" svg:x="3.458cm" svg:y="24.424cm">
          <text:p text:style-name="P1"><text:span text:style-name="T1">write_grid_data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0.005cm" svg:x1="5.757cm" svg:y1="23.073cm" svg:x2="5.549cm" svg:y2="24.424cm" draw:start-shape="id19" draw:start-glue-point="2" draw:end-shape="id20" draw:end-glue-point="0">
          <text:p text:style-name="P7"/>
        </draw:connector>
        <draw:custom-shape draw:style-name="gr4" draw:text-style-name="P2" draw:id="id22" draw:layer="layout" svg:width="2.733cm" svg:height="0.678cm" svg:x="24.337cm" svg:y="19.091cm">
          <text:p text:style-name="P1"><text:span text:style-name="T1">genie_getfil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6.756cm" svg:y1="22.789cm" svg:x2="25.703cm" svg:y2="19.769cm" draw:start-shape="id21" draw:start-glue-point="0" draw:end-shape="id22" draw:end-glue-point="2">
          <text:p text:style-name="P7"/>
        </draw:connector>
        <draw:custom-shape draw:style-name="gr4" draw:text-style-name="P2" draw:id="id23" draw:layer="layout" svg:width="3.698cm" svg:height="0.678cm" svg:x="6.588cm" svg:y="25.748cm">
          <text:p text:style-name="P1"><text:span text:style-name="T1">genie_putfil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7.849cm" svg:y1="22.573cm" svg:x2="8.437cm" svg:y2="25.748cm" draw:start-shape="id19" draw:start-glue-point="1" draw:end-shape="id23" draw:end-glue-point="0">
          <text:p text:style-name="P7"/>
        </draw:connector>
        <draw:custom-shape draw:style-name="gr1" draw:text-style-name="P2" draw:id="id24" draw:layer="layout" svg:width="3.695cm" svg:height="0.617cm" svg:x="15.485cm" svg:y="21.998cm">
          <text:p text:style-name="P1"><text:span text:style-name="T1">dnd_cre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9.911cm" svg:y1="14.591cm" svg:x2="19.18cm" svg:y2="22.306cm" draw:start-shape="id17" draw:start-glue-point="2" draw:end-shape="id24" draw:end-glue-point="1">
          <text:p text:style-name="P7"/>
        </draw:connector>
        <draw:custom-shape draw:style-name="gr1" draw:text-style-name="P2" draw:id="id25" draw:layer="layout" svg:width="3.175cm" svg:height="0.611cm" svg:x="21.454cm" svg:y="21.985cm">
          <text:p text:style-name="P1"><text:span text:style-name="T1">get_grid_data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6.756cm" svg:y1="22.789cm" svg:x2="24.629cm" svg:y2="22.29cm" draw:start-shape="id21" draw:start-glue-point="0" draw:end-shape="id25" draw:end-glue-point="1">
          <text:p text:style-name="P7"/>
        </draw:connector>
        <draw:connector draw:style-name="gr3" draw:text-style-name="P6" draw:layer="layout" draw:line-skew="0.559cm" svg:x1="21.454cm" svg:y1="22.29cm" svg:x2="19.18cm" svg:y2="22.306cm" draw:start-shape="id25" draw:start-glue-point="3" draw:end-shape="id24" draw:end-glue-point="1">
          <text:p text:style-name="P7"/>
        </draw:connector>
        <draw:custom-shape draw:style-name="gr1" draw:text-style-name="P2" draw:id="id29" draw:layer="layout" svg:width="1.312cm" svg:height="0.582cm" svg:x="17.743cm" svg:y="24.714cm">
          <text:p text:style-name="P1"><text:span text:style-name="T1">d4d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1.231cm" svg:x1="17.332cm" svg:y1="21.998cm" svg:x2="11.369cm" svg:y2="19cm" draw:start-shape="id24" draw:start-glue-point="0" draw:end-shape="id14" draw:end-glue-point="2">
          <text:p text:style-name="P7"/>
        </draw:connector>
        <draw:custom-shape draw:style-name="gr1" draw:text-style-name="P2" draw:id="id28" draw:layer="layout" svg:width="1.312cm" svg:height="0.549cm" svg:x="18.638cm" svg:y="23.946cm">
          <text:p text:style-name="P1"><text:span text:style-name="T1">d2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7" draw:layer="layout" svg:width="1.312cm" svg:height="0.582cm" svg:x="16.515cm" svg:y="23.981cm">
          <text:p text:style-name="P1"><text:span text:style-name="T1">d1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6" draw:layer="layout" svg:width="1.312cm" svg:height="0.582cm" svg:x="15.061cm" svg:y="24.01cm">
          <text:p text:style-name="P1"><text:span text:style-name="T1">d0d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7.332cm" svg:y1="22.615cm" svg:x2="15.717cm" svg:y2="24.01cm" draw:start-shape="id24" draw:start-glue-point="2" draw:end-shape="id26" draw:end-glue-point="0">
          <text:p text:style-name="P7"/>
        </draw:connector>
        <draw:connector draw:style-name="gr3" draw:text-style-name="P6" draw:layer="layout" svg:x1="17.332cm" svg:y1="22.615cm" svg:x2="17.171cm" svg:y2="23.981cm" draw:start-shape="id24" draw:end-shape="id27" draw:end-glue-point="0">
          <text:p text:style-name="P7"/>
        </draw:connector>
        <draw:connector draw:style-name="gr3" draw:text-style-name="P6" draw:layer="layout" svg:x1="17.332cm" svg:y1="22.615cm" svg:x2="19.294cm" svg:y2="23.946cm" draw:start-shape="id24" draw:start-glue-point="2" draw:end-shape="id28" draw:end-glue-point="0">
          <text:p text:style-name="P7"/>
        </draw:connector>
        <draw:connector draw:style-name="gr3" draw:text-style-name="P6" draw:layer="layout" draw:line-skew="-0.344cm" svg:x1="17.332cm" svg:y1="22.615cm" svg:x2="18.399cm" svg:y2="24.714cm" draw:start-shape="id24" draw:start-glue-point="2" draw:end-shape="id29" draw:end-glue-point="0">
          <text:p text:style-name="P7"/>
        </draw:connector>
        <draw:custom-shape draw:style-name="gr1" draw:text-style-name="P2" draw:id="id30" draw:layer="layout" svg:width="2.372cm" svg:height="0.464cm" svg:x="21.808cm" svg:y="25.852cm">
          <text:p text:style-name="P1"><text:span text:style-name="T1">dnd_c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1" draw:layer="layout" svg:width="3.786cm" svg:height="0.592cm" svg:x="21.061cm" svg:y="27.26cm">
          <text:p text:style-name="P1"><text:span text:style-name="T1">cut_data_arrays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2.994cm" svg:y1="26.316cm" svg:x2="22.954cm" svg:y2="27.26cm" draw:start-shape="id30" draw:start-glue-point="2" draw:end-shape="id31" draw:end-glue-point="0">
          <text:p text:style-name="P7"/>
        </draw:connector>
        <draw:custom-shape draw:style-name="gr2" draw:text-style-name="P2" draw:id="id32" draw:layer="layout" svg:width="2.287cm" svg:height="0.944cm" svg:x="21.756cm" svg:y="23.852cm">
          <text:p text:style-name="P1"><text:span text:style-name="T1">cut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0.33cm" svg:x1="21.756cm" svg:y1="24.324cm" svg:x2="19.18cm" svg:y2="22.306cm" draw:start-shape="id32" draw:start-glue-point="3" draw:end-shape="id24" draw:end-glue-point="1">
          <text:p text:style-name="P7"/>
        </draw:connector>
        <draw:connector draw:style-name="gr3" draw:text-style-name="P6" draw:layer="layout" svg:x1="22.899cm" svg:y1="24.796cm" svg:x2="22.994cm" svg:y2="25.852cm" draw:start-shape="id32" draw:start-glue-point="2" draw:end-shape="id30" draw:end-glue-point="0">
          <text:p text:style-name="P7"/>
        </draw:connector>
        <draw:custom-shape draw:style-name="gr2" draw:text-style-name="P2" draw:id="id33" draw:layer="layout" svg:width="2.1cm" svg:height="0.738cm" svg:x="19.381cm" svg:y="25.563cm">
          <text:p text:style-name="P1"><text:span text:style-name="T1">userfun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4" draw:layer="layout" svg:width="3.143cm" svg:height="0.57cm" svg:x="17.469cm" svg:y="27.336cm">
          <text:p text:style-name="P1"><text:span text:style-name="T1">dnd_userfunc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0.431cm" svg:y1="25.563cm" svg:x2="19.18cm" svg:y2="22.306cm" draw:start-shape="id33" draw:start-glue-point="0" draw:end-shape="id24" draw:end-glue-point="1">
          <text:p text:style-name="P7"/>
        </draw:connector>
        <draw:connector draw:style-name="gr3" draw:text-style-name="P6" draw:layer="layout" svg:x1="20.431cm" svg:y1="26.301cm" svg:x2="19.04cm" svg:y2="27.336cm" draw:start-shape="id33" draw:start-glue-point="2" draw:end-shape="id34" draw:end-glue-point="0">
          <text:p text:style-name="P7"/>
        </draw:connector>
        <draw:custom-shape draw:style-name="gr2" draw:text-style-name="P2" draw:id="id35" draw:layer="layout" svg:width="3.143cm" svg:height="0.786cm" svg:x="4.881cm" svg:y="7.5cm">
          <text:p text:style-name="P1"><text:span text:style-name="T1">read_sp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6" draw:layer="layout" svg:width="3.477cm" svg:height="0.49cm" svg:x="9.88cm" svg:y="10.135cm">
          <text:p text:style-name="P1"><text:span text:style-name="T1">ms_load_m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37" draw:layer="layout" svg:width="3.477cm" svg:height="0.49cm" svg:x="1.5cm" svg:y="10.037cm">
          <text:p text:style-name="P1"><text:span text:style-name="T1">ms_g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38" draw:layer="layout" svg:width="3.477cm" svg:height="0.49cm" svg:x="5.389cm" svg:y="10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svg:x1="6.452cm" svg:y1="8.286cm" svg:x2="11.618cm" svg:y2="10.135cm" draw:start-shape="id35" draw:start-glue-point="2" draw:end-shape="id36" draw:end-glue-point="0">
          <text:p text:style-name="P7"/>
        </draw:connector>
        <draw:connector draw:style-name="gr3" draw:text-style-name="P6" draw:layer="layout" svg:x1="6.452cm" svg:y1="8.286cm" svg:x2="3.238cm" svg:y2="10.037cm" draw:start-shape="id35" draw:start-glue-point="2" draw:end-shape="id37" draw:end-glue-point="0">
          <text:p text:style-name="P7"/>
        </draw:connector>
        <draw:connector draw:style-name="gr3" draw:text-style-name="P6" draw:layer="layout" svg:x1="6.452cm" svg:y1="8.286cm" svg:x2="7.127cm" svg:y2="10cm" draw:start-shape="id35" draw:start-glue-point="2" draw:end-shape="id38" draw:end-glue-point="0">
          <text:p text:style-name="P7"/>
        </draw:connector>
        <draw:connector draw:style-name="gr3" draw:text-style-name="P6" draw:layer="layout" svg:x1="4.444cm" svg:y1="11.472cm" svg:x2="3.238cm" svg:y2="10.037cm" draw:start-shape="id1" draw:start-glue-point="0" draw:end-shape="id37">
          <text:p text:style-name="P7"/>
        </draw:connector>
        <draw:connector draw:style-name="gr3" draw:text-style-name="P6" draw:layer="layout" svg:x1="4.444cm" svg:y1="11.472cm" svg:x2="7.127cm" svg:y2="10.49cm" draw:start-shape="id1" draw:start-glue-point="0" draw:end-shape="id38" draw:end-glue-point="2">
          <text:p text:style-name="P7"/>
        </draw:connector>
        <draw:connector draw:style-name="gr3" draw:text-style-name="P6" draw:layer="layout" svg:x1="4.444cm" svg:y1="11.472cm" svg:x2="11.618cm" svg:y2="10.625cm" draw:start-shape="id1" draw:start-glue-point="0" draw:end-shape="id36" draw:end-glue-point="2">
          <text:p text:style-name="P7"/>
        </draw:connector>
        <draw:custom-shape draw:style-name="gr2" draw:text-style-name="P2" draw:id="id39" draw:layer="layout" svg:width="3.175cm" svg:height="0.611cm" svg:x="21.73cm" svg:y="12.131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3.317cm" svg:y1="12.742cm" svg:x2="25.703cm" svg:y2="19.091cm" draw:start-shape="id39" draw:start-glue-point="2" draw:end-shape="id22" draw:end-glue-point="0">
          <text:p text:style-name="P7"/>
        </draw:connector>
        <draw:connector draw:style-name="gr3" draw:text-style-name="P6" draw:layer="layout" svg:x1="23.317cm" svg:y1="12.742cm" svg:x2="23.041cm" svg:y2="21.985cm" draw:start-shape="id39" draw:start-glue-point="2" draw:end-shape="id25" draw:end-glue-point="0">
          <text:p text:style-name="P7"/>
        </draw:connector>
        <draw:connector draw:style-name="gr3" draw:text-style-name="P6" draw:layer="layout" draw:line-skew="-7.096cm" svg:x1="21.73cm" svg:y1="12.436cm" svg:x2="5.463cm" svg:y2="14.389cm" draw:start-shape="id39" draw:start-glue-point="3" draw:end-shape="id2" draw:end-glue-point="1">
          <text:p text:style-name="P7"/>
        </draw:connector>
        <draw:connector draw:style-name="gr3" draw:text-style-name="P6" draw:layer="layout" svg:x1="23.317cm" svg:y1="12.131cm" svg:x2="23.247cm" svg:y2="5.534cm" draw:start-shape="id39" draw:start-glue-point="0" draw:end-shape="id40">
          <text:p text:style-name="P7"/>
        </draw:connector>
        <draw:custom-shape draw:style-name="gr1" draw:text-style-name="P2" draw:layer="layout" svg:width="4.183cm" svg:height="0.87cm" svg:x="35.676cm" svg:y="22.682cm">
          <text:p text:style-name="P1"><text:span text:style-name="T1">dnd_permu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1" draw:layer="layout" svg:width="4.183cm" svg:height="0.87cm" svg:x="35.624cm" svg:y="14.5cm">
          <text:p text:style-name="P1"><text:span text:style-name="T1">dnd_comp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2" draw:layer="layout" svg:width="4.183cm" svg:height="0.741cm" svg:x="35.617cm" svg:y="16.759cm">
          <text:p text:style-name="P1"><text:span text:style-name="T1">data_limi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83cm" svg:height="0.87cm" svg:x="35.687cm" svg:y="21.433cm">
          <text:p text:style-name="P1"><text:span text:style-name="T1">dnd_smoo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83cm" svg:height="0.87cm" svg:x="35.667cm" svg:y="20.206cm">
          <text:p text:style-name="P1"><text:span text:style-name="T1">Disper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83cm" svg:height="0.87cm" svg:x="35.667cm" svg:y="18.959cm">
          <text:p text:style-name="P1"><text:span text:style-name="T1">dnd_binary_o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6" draw:layer="layout" svg:x1="37.715cm" svg:y1="15.37cm" svg:x2="37.708cm" svg:y2="16.759cm" draw:start-shape="id41" draw:start-glue-point="2" draw:end-shape="id42" draw:end-glue-point="0">
          <text:p text:style-name="P7"/>
        </draw:connector>
        <draw:custom-shape draw:style-name="gr1" draw:text-style-name="P2" draw:layer="layout" svg:width="4.183cm" svg:height="0.87cm" svg:x="35.644cm" svg:y="17.851cm">
          <text:p text:style-name="P1"><text:span text:style-name="T1">dnd_s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6" draw:layer="layout" svg:x1="21.037cm" svg:y1="2.793cm" svg:x2="22.365cm" svg:y2="3.598cm" draw:start-shape="id43" draw:start-glue-point="2" draw:end-shape="id44" draw:end-glue-point="0">
          <text:p text:style-name="P7"/>
        </draw:connector>
        <draw:connector draw:style-name="gr3" draw:text-style-name="P6" draw:layer="layout" svg:x1="31.746cm" svg:y1="1.959cm" svg:x2="31.932cm" svg:y2="3.507cm" draw:start-shape="id45" draw:start-glue-point="2" draw:end-shape="id46" draw:end-glue-point="0">
          <text:p text:style-name="P7"/>
        </draw:connector>
        <draw:custom-shape draw:style-name="gr1" draw:text-style-name="P2" draw:id="id47" draw:layer="layout" svg:width="3.581cm" svg:height="0.87cm" svg:x="24.196cm" svg:y="6.388cm">
          <text:p text:style-name="P1"><text:span text:style-name="T1">dnd_cut_tit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0" draw:layer="layout" svg:width="3.58cm" svg:height="0.57cm" svg:x="21.457cm" svg:y="4.964cm">
          <text:p text:style-name="P1"><text:span text:style-name="T1">display_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8" draw:layer="layout" svg:width="3.58cm" svg:height="0.608cm" svg:x="25.607cm" svg:y="2.559cm">
          <text:p text:style-name="P1"><text:span text:style-name="T1">Plot (all objects)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5.037cm" svg:y1="5.249cm" svg:x2="25.986cm" svg:y2="6.388cm" draw:start-shape="id40" draw:start-glue-point="1" draw:end-shape="id47" draw:end-glue-point="0">
          <text:p text:style-name="P7"/>
        </draw:connector>
        <draw:connector draw:style-name="gr3" draw:text-style-name="P6" draw:layer="layout" draw:line-skew="0.155cm" svg:x1="27.397cm" svg:y1="3.167cm" svg:x2="25.986cm" svg:y2="6.388cm" draw:start-shape="id48" draw:start-glue-point="2" draw:end-shape="id47" draw:end-glue-point="0">
          <text:p text:style-name="P7"/>
        </draw:connector>
        <draw:custom-shape draw:style-name="gr1" draw:text-style-name="P2" draw:id="id44" draw:layer="layout" svg:width="3.58cm" svg:height="0.57cm" svg:x="20.575cm" svg:y="3.598cm">
          <text:p text:style-name="P1"><text:span text:style-name="T1">dnd_display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2.365cm" svg:y1="4.168cm" svg:x2="23.247cm" svg:y2="4.964cm" draw:start-shape="id44" draw:start-glue-point="2" draw:end-shape="id40" draw:end-glue-point="0">
          <text:p text:style-name="P7"/>
        </draw:connector>
        <draw:custom-shape draw:style-name="gr2" draw:text-style-name="P2" draw:id="id43" draw:layer="layout" svg:width="4.074cm" svg:height="0.57cm" svg:x="19cm" svg:y="2.223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6" draw:layer="layout" svg:width="4.68cm" svg:height="0.57cm" svg:x="29.592cm" svg:y="3.507cm">
          <text:p text:style-name="P1"><text:span text:style-name="T1">dnd_normalise_siger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5" draw:layer="layout" svg:width="4.68cm" svg:height="0.57cm" svg:x="29.406cm" svg:y="1.389cm">
          <text:p text:style-name="P1"><text:span text:style-name="T1">single_&lt;binary op&gt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7.397cm" svg:y1="3.167cm" svg:x2="29.592cm" svg:y2="3.792cm" draw:start-shape="id48" draw:start-glue-point="2" draw:end-shape="id46" draw:end-glue-point="3">
          <text:p text:style-name="P7"/>
        </draw:connector>
        <draw:custom-shape draw:style-name="gr1" draw:text-style-name="P2" draw:id="id49" draw:layer="layout" svg:width="2.676cm" svg:height="0.57cm" svg:x="35.324cm" svg:y="3.654cm">
          <text:p text:style-name="P1"><text:span text:style-name="T1">Fit (method)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5.324cm" svg:y1="3.939cm" svg:x2="34.272cm" svg:y2="3.792cm" draw:start-shape="id49" draw:start-glue-point="3" draw:end-shape="id46" draw:end-glue-point="1">
          <text:p text:style-name="P7"/>
        </draw:connector>
        <draw:custom-shape draw:style-name="gr1" draw:text-style-name="P2" draw:id="id53" draw:layer="layout" svg:width="4.68cm" svg:height="0.756cm" svg:x="34.705cm" svg:y="8.3cm">
          <text:p text:style-name="P1"><text:span text:style-name="T1">dnd_retain_for_fit_sq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0" draw:layer="layout" svg:width="1.794cm" svg:height="0.653cm" svg:x="30.588cm" svg:y="8.847cm">
          <text:p text:style-name="P1"><text:span text:style-name="T1">sq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1" draw:layer="layout" svg:width="4cm" svg:height="0.516cm" svg:x="28.811cm" svg:y="7.208cm">
          <text:p text:style-name="P1"><text:span text:style-name="T1">dnd_calculate_qw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0.588cm" svg:y1="9.173cm" svg:x2="30.811cm" svg:y2="7.724cm" draw:start-shape="id50" draw:start-glue-point="3" draw:end-shape="id51" draw:end-glue-point="2">
          <text:p text:style-name="P7"/>
        </draw:connector>
        <draw:custom-shape draw:style-name="gr2" draw:text-style-name="P2" draw:id="id52" draw:layer="layout" svg:width="1.794cm" svg:height="0.523cm" svg:x="36.092cm" svg:y="6.059cm">
          <text:p text:style-name="P1"><text:span text:style-name="T1">fit_sqw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6.989cm" svg:y1="6.582cm" svg:x2="32.811cm" svg:y2="7.466cm" draw:start-shape="id52" draw:start-glue-point="2" draw:end-shape="id51" draw:end-glue-point="1">
          <text:p text:style-name="P7"/>
        </draw:connector>
        <draw:connector draw:style-name="gr3" draw:text-style-name="P6" draw:layer="layout" svg:x1="36.092cm" svg:y1="6.32cm" svg:x2="31.932cm" svg:y2="4.077cm" draw:start-shape="id52" draw:start-glue-point="3" draw:end-shape="id46" draw:end-glue-point="2">
          <text:p text:style-name="P7"/>
        </draw:connector>
        <draw:connector draw:style-name="gr3" draw:text-style-name="P6" draw:layer="layout" svg:x1="36.989cm" svg:y1="6.582cm" svg:x2="39.385cm" svg:y2="8.678cm" draw:start-shape="id52" draw:start-glue-point="2" draw:end-shape="id53" draw:end-glue-point="1">
          <text:p text:style-name="P7"/>
        </draw:connector>
        <draw:custom-shape draw:style-name="gr1" draw:text-style-name="P2" draw:id="id54" draw:layer="layout" svg:width="2.676cm" svg:height="0.57cm" svg:x="38.204cm" svg:y="4.817cm">
          <text:p text:style-name="P1"><text:span text:style-name="T1">Fit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8cm" svg:y1="3.939cm" svg:x2="39.542cm" svg:y2="4.817cm" draw:start-shape="id49" draw:start-glue-point="1" draw:end-shape="id54" draw:end-glue-point="0">
          <text:p text:style-name="P7"/>
        </draw:connector>
        <draw:connector draw:style-name="gr3" draw:text-style-name="P6" draw:layer="layout" svg:x1="36.092cm" svg:y1="6.32cm" svg:x2="38.204cm" svg:y2="5.102cm" draw:start-shape="id52" draw:start-glue-point="3" draw:end-shape="id54">
          <text:p text:style-name="P7"/>
        </draw:connector>
        <draw:custom-shape draw:style-name="gr1" draw:text-style-name="P2" draw:id="id55" draw:layer="layout" svg:width="3.175cm" svg:height="0.611cm" svg:x="11.228cm" svg:y="13.18cm">
          <text:p text:style-name="P1"><text:span text:style-name="T1">symmetry 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2.576cm" svg:y1="14.799cm" svg:x2="12.815cm" svg:y2="13.791cm" draw:start-shape="id11" draw:start-glue-point="0" draw:end-shape="id55" draw:end-glue-point="2">
          <text:p text:style-name="P7"/>
        </draw:connector>
        <draw:frame draw:style-name="gr7" draw:text-style-name="P8" draw:layer="layout" svg:width="10.679cm" svg:height="1.216cm" svg:x="1.45cm" svg:y="1.5cm">
          <draw:text-box>
            <text:p text:style-name="P7"><text:span text:style-name="T3">How It All Links Together</text:span></text:p>
          </draw:text-box>
        </draw:frame>
        <draw:connector draw:style-name="gr3" draw:text-style-name="P6" draw:layer="layout" svg:x1="7.099cm" svg:y1="20.614cm" svg:x2="6.232cm" svg:y2="15.35cm" draw:start-shape="id15" draw:start-glue-point="3" draw:end-shape="id4" draw:end-glue-point="1">
          <text:p text:style-name="P7"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Dean Whittaker</meta:initial-creator>
    <meta:creation-date>2007-04-17T14:18:42</meta:creation-date>
    <dc:creator>Dean Whittaker</dc:creator>
    <dc:date>2007-06-20T14:15:08</dc:date>
    <dc:language>en-US</dc:language>
    <meta:editing-cycles>23</meta:editing-cycles>
    <meta:editing-duration>P2DT13H40M1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